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ic Text" svg:font-family="'Optimistic Text', Helvetica, 'Helvetica Neue'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normal" officeooo:rsid="000dfb24" officeooo:paragraph-rsid="000dfb24"/>
    </style:style>
    <style:style style:name="P2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bold" officeooo:rsid="000dfb24" officeooo:paragraph-rsid="000dfb24" style:font-weight-asian="bold" style:font-weight-complex="bold"/>
    </style:style>
    <style:style style:name="P3" style:family="paragraph" style:parent-style-name="Standard">
      <style:text-properties fo:font-variant="normal" fo:text-transform="none" fo:color="#292929" loext:opacity="100%" style:font-name="source-serif-pro" fo:font-size="11pt" fo:letter-spacing="normal" fo:font-style="normal" fo:font-weight="normal" officeooo:rsid="000e774e" officeooo:paragraph-rsid="000e774e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variant="normal" fo:text-transform="none" fo:color="#292929" loext:opacity="100%" style:font-name="source-serif-pro" fo:font-size="12pt" fo:letter-spacing="normal" fo:font-style="normal" fo:font-weight="normal" officeooo:rsid="000dfb24" officeooo:paragraph-rsid="000dfb2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92929" loext:opacity="100%" style:font-name="source-serif-pro" fo:font-size="12pt" fo:letter-spacing="normal" fo:font-style="normal" fo:font-weight="normal" officeooo:rsid="00132737" officeooo:paragraph-rsid="0013273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font-variant="normal" fo:text-transform="none" fo:color="#292929" loext:opacity="100%" style:font-name="source-serif-pro" fo:font-size="12pt" fo:letter-spacing="normal" fo:font-style="normal" fo:font-weight="normal" officeooo:rsid="00132737" officeooo:paragraph-rsid="0013273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0cbc67"/>
    </style:style>
    <style:style style:name="P10" style:family="paragraph" style:parent-style-name="Standard" style:list-style-name="L1">
      <style:text-properties officeooo:paragraph-rsid="000dfb24"/>
    </style:style>
    <style:style style:name="P11" style:family="paragraph" style:parent-style-name="Standard" style:list-style-name="L1">
      <style:text-properties officeooo:rsid="000dfb24" officeooo:paragraph-rsid="000dfb24"/>
    </style:style>
    <style:style style:name="P12" style:family="paragraph" style:parent-style-name="Standard" style:list-style-name="L1">
      <style:text-properties fo:font-variant="normal" fo:text-transform="none" fo:color="#292929" loext:opacity="100%" style:font-name="source-serif-pro" fo:font-size="12pt" fo:letter-spacing="normal" fo:font-style="normal" fo:font-weight="normal" officeooo:rsid="000dfb24" officeooo:paragraph-rsid="000dfb24" style:font-size-asian="12pt" style:font-size-complex="12pt"/>
    </style:style>
    <style:style style:name="P13" style:family="paragraph" style:parent-style-name="Standard">
      <style:text-properties fo:font-variant="normal" fo:text-transform="none" fo:color="#292929" loext:opacity="100%" style:font-name="source-serif-pro" fo:font-size="12pt" fo:letter-spacing="normal" fo:font-style="normal" fo:font-weight="normal" officeooo:rsid="000dfb24" officeooo:paragraph-rsid="000dfb24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fo:font-variant="normal" fo:text-transform="none" fo:color="#292929" loext:opacity="100%" style:font-name="source-serif-pro" fo:font-size="12pt" fo:letter-spacing="normal" fo:font-style="normal" fo:font-weight="normal" officeooo:rsid="0016d954" officeooo:paragraph-rsid="00182489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fo:font-variant="normal" fo:text-transform="none" fo:color="#292929" loext:opacity="100%" style:font-name="source-serif-pro" fo:font-size="12pt" fo:letter-spacing="normal" fo:font-style="normal" fo:font-weight="normal" officeooo:rsid="0019b45b" officeooo:paragraph-rsid="0019b45b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break-before="page"/>
      <style:text-properties fo:font-variant="normal" fo:text-transform="none" fo:color="#292929" loext:opacity="100%" style:font-name="source-serif-pro" fo:font-size="15pt" fo:letter-spacing="normal" fo:font-style="normal" fo:font-weight="normal" officeooo:rsid="000dfb24" officeooo:paragraph-rsid="000dfb24"/>
    </style:style>
    <style:style style:name="P17" style:family="paragraph" style:parent-style-name="Standard">
      <style:text-properties fo:font-variant="normal" fo:text-transform="none" fo:color="#292929" loext:opacity="100%" style:font-name="source-serif-pro" fo:font-size="15pt" fo:letter-spacing="normal" fo:font-style="normal" fo:font-weight="bold" officeooo:rsid="000dfb24" officeooo:paragraph-rsid="0016d954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text-properties fo:font-variant="normal" fo:text-transform="none" fo:color="#344854" loext:opacity="100%" style:font-name="Optimistic Text" fo:font-size="12pt" fo:letter-spacing="normal" fo:font-style="normal" fo:font-weight="normal" officeooo:rsid="000dfb24" officeooo:paragraph-rsid="000dfb24" style:font-weight-asian="normal" style:font-weight-complex="normal"/>
    </style:style>
    <style:style style:name="P19" style:family="paragraph" style:parent-style-name="Standard" style:list-style-name="L3">
      <style:text-properties officeooo:paragraph-rsid="00158977"/>
    </style:style>
    <style:style style:name="P20" style:family="paragraph" style:parent-style-name="Standard" style:list-style-name="L3">
      <style:text-properties officeooo:rsid="00158977" officeooo:paragraph-rsid="00158977"/>
    </style:style>
    <style:style style:name="P21" style:family="paragraph" style:parent-style-name="Standard" style:list-style-name="L3">
      <style:text-properties officeooo:rsid="0016d954" officeooo:paragraph-rsid="0016d954"/>
    </style:style>
    <style:style style:name="P22" style:family="paragraph" style:parent-style-name="Standard" style:list-style-name="L4">
      <style:text-properties officeooo:rsid="0016d954" officeooo:paragraph-rsid="001824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b24"/>
    </style:style>
    <style:style style:name="T3" style:family="text">
      <style:text-properties officeooo:rsid="000e774e"/>
    </style:style>
    <style:style style:name="T4" style:family="text">
      <style:text-properties officeooo:rsid="00156f19"/>
    </style:style>
    <style:style style:name="T5" style:family="text">
      <style:text-properties fo:font-variant="normal" fo:text-transform="none" fo:color="#292929" loext:opacity="100%" style:font-name="source-serif-pro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92929" loext:opacity="100%" style:font-name="source-serif-pro" fo:font-size="12pt" fo:letter-spacing="normal" fo:font-style="normal" fo:font-weight="normal" officeooo:rsid="000dfb24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92929" loext:opacity="100%" style:font-name="source-serif-pro" fo:font-size="12pt" fo:letter-spacing="normal" fo:font-style="normal" fo:font-weight="normal" officeooo:rsid="00114267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92929" loext:opacity="100%" style:font-name="source-serif-pro" fo:font-size="12pt" fo:letter-spacing="normal" fo:font-style="normal" fo:font-weight="normal" officeooo:rsid="00182489" style:font-size-asian="12pt" style:font-weight-asian="normal" style:font-size-complex="12pt" style:font-weight-complex="normal"/>
    </style:style>
    <style:style style:name="T9" style:family="text">
      <style:text-properties officeooo:rsid="0016d95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rgey Levine</text:p>
      <text:p text:style-name="Standard"/>
      <text:p text:style-name="Standard"><text:a xlink:type="simple" xlink:href="https://medium.com/@sergey.levine/understanding-the-world-through-action-rl-as-a-foundation-for-scalable-self-supervised-learning-636e4e243001" text:style-name="Internet_20_link" text:visited-style-name="Visited_20_Internet_20_Link">Article</text:a>:</text:p>
      <text:list xml:id="list2868463237" text:style-name="L1">
        <text:list-item>
          <text:p text:style-name="P8">Require large models.</text:p>
        </text:list-item>
        <text:list-item>
          <text:p text:style-name="P9">Supervised learning does not scale well.</text:p>
        </text:list-item>
        <text:list-item>
          <text:p text:style-name="P10">Active R<text:span text:style-name="T2">L takes a lot of interactions which is slow.</text:span></text:p>
        </text:list-item>
        <text:list-item>
          <text:p text:style-name="P10"><text:span text:style-name="T2">Reinforcement learning requires manually-defined reward functions, and it requires an active learning para</text:span>digm that is difficult to reconcile with the need to train on large and <text:span text:style-name="T2">diverse datasets.</text:span></text:p>
        </text:list-item>
        <text:list-item>
          <text:p text:style-name="P11">Requires offline training with unsupervised learning.</text:p>
        </text:list-item>
        <text:list-item>
          <text:p text:style-name="P12">An unsupervised or self-supervised reinforcement learning method should fulfill two criteria: it should learn behaviors that control the world in meaningful ways, and it should provide some mechanism to learn to control it in as many ways as possible.</text:p>
        </text:list-item>
        <text:list-item>
          <text:p text:style-name="P12">I discussed how self-supervised reinforcement learning combined with offline RL could enable scalable representation learning.</text:p>
        </text:list-item>
      </text:list>
      <text:p text:style-name="P1"/>
      <text:p text:style-name="P2">Yann LeCun</text:p>
      <text:p text:style-name="P3"><text:a xlink:type="simple" xlink:href="https://ai.facebook.com/blog/self-supervised-learning-the-dark-matter-of-intelligence/" text:style-name="Internet_20_link" text:visited-style-name="Visited_20_Internet_20_Link">Article</text:a> <text:a xlink:type="simple" xlink:href="https://www.youtube.com/watch?v=JNiY0RXxFZY" text:style-name="Internet_20_link" text:visited-style-name="Visited_20_Internet_20_Link"><text:span text:style-name="T4">Video</text:span></text:a></text:p>
      <text:list xml:id="list1792092507" text:style-name="L2">
        <text:list-item>
          <text:p text:style-name="P18">Self-supervised learning<text:span text:style-name="T1"> </text:span><text:span text:style-name="T3">provides agents with more data.</text:span></text:p>
        </text:list-item>
      </text:list>
      <text:p text:style-name="P2"/>
      <text:p text:style-name="P2"/>
      <text:p text:style-name="P2">Comments:</text:p>
      <text:list xml:id="list317475783" text:style-name="L3">
        <text:list-item>
          <text:p text:style-name="P19"><text:span text:style-name="T6">We want a system that can learn </text:span><text:span text:style-name="T7">in an environment in a self-supervised manner directly from observations. </text:span></text:p>
        </text:list-item>
        <text:list-item>
          <text:p text:style-name="P19"><text:span text:style-name="T7">We want it to learn useful priors to make it easy to adapt the system to downstream tasks that we care about.</text:span></text:p>
        </text:list-item>
        <text:list-item>
          <text:p text:style-name="P20"><text:span text:style-name="T7">Continuous</text:span><text:span text:style-name="T5"> environment O_0 … O_inf.</text:span></text:p>
        </text:list-item>
        <text:list-item>
          <text:p text:style-name="P20"><text:span text:style-name="T5">E.g. reach end of MountainCar, good Atari score, kill Ender Dragon in Minecraft. </text:span><text:span text:style-name="T8">Robot learns in the real world.</text:span></text:p>
        </text:list-item>
        <text:list-item>
          <text:p text:style-name="P21"><text:span text:style-name="T5"/></text:p>
        </text:list-item>
        <text:list-item>
          <text:p text:style-name="P21"><text:span text:style-name="T5"/></text:p>
        </text:list-item>
      </text:list>
      <text:p text:style-name="P4"/>
      <text:p text:style-name="P4"/>
      <text:p text:style-name="P17"><text:span text:style-name="T9">Ideas</text:span>:</text:p>
      <text:list xml:id="list4158308350" text:style-name="L4">
        <text:list-item>
          <text:p text:style-name="P22"><text:span text:style-name="T5">Agent needs to learn to ignore pure noise.</text:span></text:p>
        </text:list-item>
        <text:list-item>
          <text:p text:style-name="P14">Predictions should be made in the latent space and not in the observation space.</text:p>
        </text:list-item>
        <text:list-item>
          <text:p text:style-name="P15">Agent needs to explore observation sequences it does not currently understand.</text:p>
        </text:list-item>
      </text:list>
      <text:p text:style-name="P6"><text:span text:style-name="T1">Jurgen Schmidhuber:</text:span><text:line-break/><text:a xlink:type="simple" xlink:href="https://arxiv.org/pdf/0812.4360.pdf" text:style-name="Internet_20_link" text:visited-style-name="Visited_20_Internet_20_Link">Article</text:a></text:p>
      <text:p text:style-name="P5"/>
      <text:p text:style-name="P5">I argue that data becomes temporarily interesting by itself to some self-improving, but computationally limited, subjective observer once he learns to predict or compress the data in a better way, thus making it subjectively simpler and more beautiful.</text:p>
      <text:list xml:id="list92515324547923" text:continue-list="list2868463237" text:style-name="L1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timistic Text" svg:font-family="'Optimistic Text', Helvetica, 'Helvetica Neue'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4:33:49.020340160</meta:creation-date>
    <meta:generator>LibreOffice/7.3.7.2$Linux_X86_64 LibreOffice_project/30$Build-2</meta:generator>
    <dc:date>2023-06-16T09:25:15.182123946</dc:date>
    <meta:editing-duration>PT1H37M45S</meta:editing-duration>
    <meta:editing-cycles>10</meta:editing-cycles>
    <meta:document-statistic meta:table-count="0" meta:image-count="0" meta:object-count="0" meta:page-count="3" meta:paragraph-count="26" meta:word-count="278" meta:character-count="1712" meta:non-whitespace-character-count="1474"/>
  </office:meta>
</office:document-meta>
</file>